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Default">
      <style:paragraph-properties fo:text-align="left" style:justify-single-word="false"/>
      <style:text-properties fo:color="#000000" loext:opacity="100%"/>
    </style:style>
    <style:style style:name="P2" style:family="paragraph" style:parent-style-name="Default">
      <style:paragraph-properties fo:text-align="left" style:justify-single-word="false"/>
    </style:style>
    <style:style style:name="P3" style:family="paragraph" style:parent-style-name="Default">
      <style:paragraph-properties fo:text-align="left" style:justify-single-word="false" fo:break-before="page"/>
    </style:style>
    <style:style style:name="T1" style:family="text">
      <style:text-properties style:use-window-font-color="true" loext:opacity="0%"/>
    </style:style>
    <style:style style:name="T2" style:family="text">
      <style:text-properties style:use-window-font-color="true" loext:opacity="0%" style:text-line-through-style="none" style:text-line-through-type="none" fo:font-size="23pt" style:text-underline-style="none" fo:font-weight="normal" style:font-size-asian="23pt" style:font-weight-asian="normal"/>
    </style:style>
    <style:style style:name="T3" style:family="text">
      <style:text-properties fo:color="#000000" loext:opacity="100%" fo:font-size="12pt" style:font-size-asian="12pt"/>
    </style:style>
    <style:style style:name="T4" style:family="text">
      <style:text-properties fo:color="#000000" loext:opacity="100%" fo:font-size="23pt" fo:font-weight="bold" style:font-size-asian="23pt" style:font-weight-asian="bold"/>
    </style:style>
    <style:style style:name="T5" style:family="text">
      <style:text-properties style:use-window-font-color="true" loext:opacity="0%" style:text-line-through-style="none" style:text-line-through-type="none" fo:font-size="13pt" style:text-underline-style="none" fo:font-weight="normal" style:font-size-asian="13pt" style:font-weight-asian="normal"/>
    </style:style>
    <style:style style:name="T6" style:family="text">
      <style:text-properties fo:color="#000000" loext:opacity="100%" style:text-line-through-style="none" style:text-line-through-type="none" fo:font-size="13pt" style:text-underline-style="none" fo:font-weight="bold" style:font-size-asian="13pt" style:font-weight-asian="bold"/>
    </style:style>
    <style:style style:name="T7" style:family="text">
      <style:text-properties fo:color="#000000" loext:opacity="100%" style:text-line-through-style="none" style:text-line-through-type="none" fo:font-size="13pt" style:text-underline-style="none" fo:font-weight="normal" style:font-size-asian="13pt" style:font-weight-asian="normal"/>
    </style:style>
    <style:style style:name="T8" style:family="text">
      <style:text-properties style:use-window-font-color="true" loext:opacity="0%" style:text-line-through-style="none" style:text-line-through-type="none" fo:font-size="11pt" style:text-underline-style="none" fo:font-weight="normal" style:font-size-asian="11pt" style:font-weight-asian="normal"/>
    </style:style>
    <style:style style:name="T9" style:family="text">
      <style:text-properties fo:color="#000000" loext:opacity="100%" style:text-line-through-style="none" style:text-line-through-type="none" fo:font-size="11pt" style:text-underline-style="none" fo:font-weight="normal" style:font-size-asian="11pt" style:font-weight-asian="normal"/>
    </style:style>
    <style:style style:name="T10" style:family="text">
      <style:text-properties fo:color="#000000" loext:opacity="100%" style:text-line-through-style="none" style:text-line-through-type="none" fo:font-size="23pt" style:text-underline-style="none" fo:font-weight="bold" style:font-size-asian="23pt" style:font-weight-asian="bold"/>
    </style:style>
    <style:style style:name="T11" style:family="text">
      <style:text-properties fo:color="#000000" loext:opacity="100%" style:text-line-through-style="none" style:text-line-through-type="none" fo:font-size="23pt" style:text-underline-style="none" fo:font-weight="normal" style:font-size-asian="23pt" style:font-weight-asian="normal"/>
    </style:style>
    <style:style style:name="T12" style:family="text">
      <style:text-properties style:use-window-font-color="true" loext:opacity="0%" style:text-line-through-style="none" style:text-line-through-type="none" fo:font-size="11pt" style:text-underline-style="none" style:font-size-asian="11pt"/>
    </style:style>
    <style:style style:name="T13" style:family="text">
      <style:text-properties fo:color="#000000" loext:opacity="100%" fo:font-size="11pt" style:font-size-asian="11pt"/>
    </style:style>
    <style:style style:name="T14" style:family="text">
      <style:text-properties fo:color="#000000" loext:opacity="100%" style:text-line-through-style="none" style:text-line-through-type="none" fo:font-size="11pt" style:text-underline-style="none" style:font-size-asian="11pt"/>
    </style:style>
    <style:style style:name="T15" style:family="text">
      <style:text-properties style:use-window-font-color="true" loext:opacity="0%" style:text-line-through-style="none" style:text-line-through-type="none" fo:font-size="17pt" style:text-underline-style="none" fo:font-weight="normal" style:font-size-asian="17pt" style:font-weight-asian="normal"/>
    </style:style>
    <style:style style:name="T16" style:family="text">
      <style:text-properties fo:color="#000000" loext:opacity="100%" style:text-line-through-style="none" style:text-line-through-type="none" fo:font-size="17pt" style:text-underline-style="none" fo:font-weight="bold" style:font-size-asian="17pt" style:font-weight-asian="bold"/>
    </style:style>
    <style:style style:name="T17" style:family="text">
      <style:text-properties fo:color="#000000" loext:opacity="100%" style:text-line-through-style="none" style:text-line-through-type="none" fo:font-size="17pt" style:text-underline-style="none" fo:font-weight="normal" style:font-size-asian="17pt" style:font-weight-asian="normal"/>
    </style:style>
    <style:style style:name="T18" style:family="text">
      <style:text-properties fo:color="#000000" loext:opacity="100%" fo:font-size="17pt" fo:font-weight="bold" style:font-size-asian="17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
      <text:p text:style-name="P1" loext:marker-style-name="T1"/>
      <text:p text:style-name="P2" loext:marker-style-name="T2"><text:span text:style-name="T3"><text:s/></text:span><text:span text:style-name="T4">The Civilian Authority for Artificial Intelligence (CAIA) </text:span></text:p>
      <text:p text:style-name="P2" loext:marker-style-name="T5"><text:span text:style-name="T6">A Governance Framework for the AI Era </text:span><text:span text:style-name="T7"/></text:p>
      <text:p text:style-name="P2" loext:marker-style-name="T8"><text:span text:style-name="T9">Author: Michael Conway Version: Draft 0.1 — 2026-03-07 </text:span><text:span text:style-name="T9"/></text:p>
      <text:p text:style-name="P2" loext:marker-style-name="T2"><text:span text:style-name="T10">Abstract </text:span><text:span text:style-name="T11"/></text:p>
      <text:p text:style-name="P2" loext:marker-style-name="T8"><text:span text:style-name="T9">Artificial intelligence is rapidly becoming a foundational layer of global infrastructure. AI systems increasingly influence economies, knowledge systems, education, cybersecurity, and democratic institutions. Despite the scale of this transformation, governance mechanisms for advanced AI systems remain fragmented across corporations and national regulators. </text:span><text:span text:style-name="T9"/></text:p>
      <text:p text:style-name="P2" loext:marker-style-name="T8"><text:span text:style-name="T9">This whitepaper proposes the Civilian Authority for Artificial Intelligence (CAIA), an independent multi-stakeholder governance framework designed to introduce transparency, safety evaluation, and public accountability for high-impact AI systems. </text:span><text:span text:style-name="T9"/></text:p>
      <text:p text:style-name="P2" loext:marker-style-name="T8"><text:span text:style-name="T9">The CAIA framework introduces four institutional mechanisms: </text:span><text:span text:style-name="T9"/></text:p>
      <text:p text:style-name="P2" loext:marker-style-name="T8"><text:span text:style-name="T9">• Global AI Model Registry • Certification and Safety Review Framework • AI Incident Reporting and Investigation System • Civilian-led Multi-Stakeholder Governance Architecture </text:span><text:span text:style-name="T9"/></text:p>
      <text:p text:style-name="P2" loext:marker-style-name="T8"><text:span text:style-name="T9">Together these mechanisms provide a practical blueprint for improving transparency, public trust, and coordination in the governance of advanced artificial intelligence. </text:span><text:span text:style-name="T9"/></text:p>
      <text:p text:style-name="P2" loext:marker-style-name="T2"><text:span text:style-name="T10">1. The Governance Problem </text:span><text:span text:style-name="T11"/></text:p>
      <text:p text:style-name="P2" loext:marker-style-name="T8"><text:span text:style-name="T9">Artificial intelligence development is advancing at a pace that challenges traditional governance structures. Large-scale machine learning systems are increasingly integrated into economic systems, public information networks, security infrastructures, and institutional decision-making. </text:span><text:span text:style-name="T9"/></text:p>
      <text:p text:style-name="P1" loext:marker-style-name="T1"/>
      <text:p text:style-name="P3" loext:marker-style-name="T12"><text:span text:style-name="T13">However, the governance landscape surrounding AI remains fragmented. </text:span><text:span text:style-name="T14"/></text:p>
      <text:p text:style-name="P2" loext:marker-style-name="T12"><text:span text:style-name="T14">Several structural challenges currently exist. </text:span><text:span text:style-name="T14"/></text:p>
      <text:p text:style-name="P2" loext:marker-style-name="T15"><text:span text:style-name="T16">Concentration of technological power </text:span><text:span text:style-name="T17"/></text:p>
      <text:p text:style-name="P2" loext:marker-style-name="T8"><text:span text:style-name="T9">Advanced AI capabilities are currently concentrated among a relatively small number of corporations and research laboratories. While these organizations drive innovation, the concentration of power raises questions about transparency, accountability, and societal oversight. </text:span><text:span text:style-name="T9"/></text:p>
      <text:p text:style-name="P2" loext:marker-style-name="T15"><text:span text:style-name="T16">Lack of transparency </text:span><text:span text:style-name="T17"/></text:p>
      <text:p text:style-name="P2" loext:marker-style-name="T8"><text:span text:style-name="T9">Many advanced AI systems are deployed without consistent public disclosure regarding: </text:span><text:span text:style-name="T9"/></text:p>
      <text:p text:style-name="P2" loext:marker-style-name="T8"><text:span text:style-name="T9">• capabilities • limitations • safety evaluation results • known risks </text:span><text:span text:style-name="T9"/></text:p>
      <text:p text:style-name="P2" loext:marker-style-name="T8"><text:span text:style-name="T9">Without standardized transparency mechanisms, institutions and the public have limited visibility into systems that increasingly shape social and economic outcomes. </text:span><text:span text:style-name="T9"/></text:p>
      <text:p text:style-name="P2" loext:marker-style-name="T15"><text:span text:style-name="T16">Misinformation and social risk </text:span><text:span text:style-name="T17"/></text:p>
      <text:p text:style-name="P2" loext:marker-style-name="T8"><text:span text:style-name="T9">Generative AI systems can produce highly convincing synthetic media and automated narratives at scale. These capabilities introduce new challenges related to misinformation, manipulation, and the reliability of digital information environments. </text:span><text:span text:style-name="T9"/></text:p>
      <text:p text:style-name="P2" loext:marker-style-name="T15"><text:span text:style-name="T16">Safety and reliability concerns </text:span><text:span text:style-name="T17"/></text:p>
      <text:p text:style-name="P2" loext:marker-style-name="T8"><text:span text:style-name="T9">Large-scale AI models may exhibit unpredictable behaviors, hallucinated outputs, and emergent capabilities. While research communities continue improving safety methods, governance frameworks that ensure accountability and evaluation remain underdeveloped. </text:span><text:span text:style-name="T9"/></text:p>
      <text:p text:style-name="P2" loext:marker-style-name="T15"><text:span text:style-name="T16">Fragmented regulatory responses </text:span><text:span text:style-name="T17"/></text:p>
      <text:p text:style-name="P2" loext:marker-style-name="T8"><text:span text:style-name="T9">Different countries are developing regulatory responses independently. While national regulation is essential, global technologies often benefit from coordination mechanisms that provide baseline standards across jurisdictions. </text:span><text:span text:style-name="T9"/></text:p>
      <text:p text:style-name="P1" loext:marker-style-name="T1"/>
      <text:p text:style-name="P3" loext:marker-style-name="T12"><text:span text:style-name="T13">These challenges highlight the need for governance models capable of coordinating transparency, safety evaluation, and accountability across the global AI ecosystem. </text:span><text:span text:style-name="T14"/></text:p>
      <text:p text:style-name="P2" loext:marker-style-name="T2"><text:span text:style-name="T10">2. Why Institutional Design Matters </text:span><text:span text:style-name="T11"/></text:p>
      <text:p text:style-name="P2" loext:marker-style-name="T8"><text:span text:style-name="T9">Technologies that become foundational infrastructure typically develop governance institutions to coordinate safety, reliability, and accountability. </text:span><text:span text:style-name="T9"/></text:p>
      <text:p text:style-name="P2" loext:marker-style-name="T8"><text:span text:style-name="T9">Examples include: </text:span><text:span text:style-name="T9"/></text:p>
      <text:p text:style-name="P2" loext:marker-style-name="T8"><text:span text:style-name="T9">• aviation safety authorities • financial regulatory institutions • telecommunications oversight bodies • internet governance organizations </text:span><text:span text:style-name="T9"/></text:p>
      <text:p text:style-name="P2" loext:marker-style-name="T8"><text:span text:style-name="T9">These institutions do not replace innovation or technological development. Instead, they provide coordination frameworks that help maintain public trust and operational stability. </text:span><text:span text:style-name="T9"/></text:p>
      <text:p text:style-name="P2" loext:marker-style-name="T8"><text:span text:style-name="T9">Artificial intelligence may represent the next major infrastructure layer shaping global society. </text:span><text:span text:style-name="T9"/></text:p>
      <text:p text:style-name="P2" loext:marker-style-name="T8"><text:span text:style-name="T9">Designing governance institutions early may help address systemic risks while supporting responsible technological progress. </text:span><text:span text:style-name="T9"/></text:p>
      <text:p text:style-name="P2" loext:marker-style-name="T2"><text:span text:style-name="T10">3. The CAIA Institutional Model </text:span><text:span text:style-name="T11"/></text:p>
      <text:p text:style-name="P2" loext:marker-style-name="T8"><text:span text:style-name="T9">The Civilian Authority for Artificial Intelligence proposes a governance framework based on a multi-stakeholder institutional model. </text:span><text:span text:style-name="T9"/></text:p>
      <text:p text:style-name="P2" loext:marker-style-name="T8"><text:span text:style-name="T9">Rather than concentrating authority solely in governments or corporations, CAIA introduces a structure that incorporates multiple perspectives: </text:span><text:span text:style-name="T9"/></text:p>
      <text:p text:style-name="P2" loext:marker-style-name="T8"><text:span text:style-name="T9">• civilian representation • technical expertise • industry participation • regulatory coordination </text:span><text:span text:style-name="T9"/></text:p>
      <text:p text:style-name="P2" loext:marker-style-name="T8"><text:span text:style-name="T9">The objective is to create a governance layer capable of balancing innovation, transparency, and public accountability. </text:span><text:span text:style-name="T9"/></text:p>
      <text:p text:style-name="P1" loext:marker-style-name="T1"/>
      <text:p text:style-name="P3" loext:marker-style-name="T12"><text:span text:style-name="T13">CAIA is not intended to replace national regulatory systems. Instead, it functions as a coordination institution designed to provide shared transparency standards and safety evaluation mechanisms. </text:span><text:span text:style-name="T14"/></text:p>
      <text:p text:style-name="P2" loext:marker-style-name="T2"><text:span text:style-name="T10">4. Governance Architecture </text:span><text:span text:style-name="T11"/></text:p>
      <text:p text:style-name="P2" loext:marker-style-name="T8"><text:span text:style-name="T9">The CAIA framework proposes several institutional bodies responsible for different governance functions. </text:span><text:span text:style-name="T9"/></text:p>
      <text:p text:style-name="P2" loext:marker-style-name="T15"><text:span text:style-name="T16">Civilian Assembly </text:span><text:span text:style-name="T17"/></text:p>
      <text:p text:style-name="P2" loext:marker-style-name="T8"><text:span text:style-name="T9">The Civilian Assembly represents public interests and civil society perspectives. </text:span><text:span text:style-name="T9"/></text:p>
      <text:p text:style-name="P2" loext:marker-style-name="T8"><text:span text:style-name="T9">Participants may include: </text:span><text:span text:style-name="T9"/></text:p>
      <text:p text:style-name="P2" loext:marker-style-name="T8"><text:span text:style-name="T9">• civic technologists • digital rights advocates • academic researchers • independent experts • representatives from public institutions </text:span><text:span text:style-name="T9"/></text:p>
      <text:p text:style-name="P2" loext:marker-style-name="T8"><text:span text:style-name="T9">The Assembly ensures that governance decisions reflect broader societal interests. </text:span><text:span text:style-name="T9"/></text:p>
      <text:p text:style-name="P2" loext:marker-style-name="T15"><text:span text:style-name="T16">Technical and Safety Council </text:span><text:span text:style-name="T17"/></text:p>
      <text:p text:style-name="P2" loext:marker-style-name="T8"><text:span text:style-name="T9">The Technical and Safety Council provides expert analysis on AI safety, reliability, and evaluation standards. </text:span><text:span text:style-name="T9"/></text:p>
      <text:p text:style-name="P2" loext:marker-style-name="T8"><text:span text:style-name="T9">Members may include: </text:span><text:span text:style-name="T9"/></text:p>
      <text:p text:style-name="P2" loext:marker-style-name="T8"><text:span text:style-name="T9">• AI researchers • safety engineers • cybersecurity specialists • systems engineers </text:span><text:span text:style-name="T9"/></text:p>
      <text:p text:style-name="P2" loext:marker-style-name="T8"><text:span text:style-name="T9">This council develops evaluation frameworks and conducts technical review processes. </text:span><text:span text:style-name="T9"/></text:p>
      <text:p text:style-name="P1" loext:marker-style-name="T1"/>
      <text:p text:style-name="P3" loext:marker-style-name="T15"><text:span text:style-name="T18">Industry Participation Chamber </text:span><text:span text:style-name="T17"/></text:p>
      <text:p text:style-name="P2" loext:marker-style-name="T8"><text:span text:style-name="T9">Industry participation ensures that developers and deployers of AI systems contribute operational insights to governance discussions. </text:span><text:span text:style-name="T9"/></text:p>
      <text:p text:style-name="P2" loext:marker-style-name="T8"><text:span text:style-name="T9">Participants may include: </text:span><text:span text:style-name="T9"/></text:p>
      <text:p text:style-name="P2" loext:marker-style-name="T8"><text:span text:style-name="T9">• AI research organizations • technology companies • infrastructure providers </text:span><text:span text:style-name="T9"/></text:p>
      <text:p text:style-name="P2" loext:marker-style-name="T8"><text:span text:style-name="T9">Industry involvement ensures that governance standards remain technically realistic and implementable. </text:span><text:span text:style-name="T9"/></text:p>
      <text:p text:style-name="P2" loext:marker-style-name="T15"><text:span text:style-name="T16">Government Observer Forum </text:span><text:span text:style-name="T17"/></text:p>
      <text:p text:style-name="P2" loext:marker-style-name="T8"><text:span text:style-name="T9">Government observers facilitate coordination between CAIA and national regulatory authorities. </text:span><text:span text:style-name="T9"/></text:p>
      <text:p text:style-name="P2" loext:marker-style-name="T8"><text:span text:style-name="T9">This forum allows governments to: </text:span><text:span text:style-name="T9"/></text:p>
      <text:p text:style-name="P2" loext:marker-style-name="T8"><text:span text:style-name="T9">• monitor governance developments • share policy insights • coordinate regulatory alignment </text:span><text:span text:style-name="T9"/></text:p>
      <text:p text:style-name="P2" loext:marker-style-name="T8"><text:span text:style-name="T9">However, CAIA remains an independent civilian-led institution. </text:span><text:span text:style-name="T9"/></text:p>
      <text:p text:style-name="P2" loext:marker-style-name="T15"><text:span text:style-name="T16">Independent Audit Office </text:span><text:span text:style-name="T17"/></text:p>
      <text:p text:style-name="P2" loext:marker-style-name="T8"><text:span text:style-name="T9">The Independent Audit Office ensures institutional accountability. </text:span><text:span text:style-name="T9"/></text:p>
      <text:p text:style-name="P2" loext:marker-style-name="T8"><text:span text:style-name="T9">Responsibilities may include: </text:span><text:span text:style-name="T9"/></text:p>
      <text:p text:style-name="P2" loext:marker-style-name="T8"><text:span text:style-name="T9">• oversight of governance procedures • conflict-of-interest monitoring • transparency reporting • governance audits </text:span><text:span text:style-name="T9"/></text:p>
      <text:p text:style-name="P1" loext:marker-style-name="T1"/>
      <text:p text:style-name="P3" loext:marker-style-name="T2"><text:span text:style-name="T4">5. AI Model Registry </text:span><text:span text:style-name="T11"/></text:p>
      <text:p text:style-name="P2" loext:marker-style-name="T8"><text:span text:style-name="T9">Transparency is a core principle of responsible AI governance. </text:span><text:span text:style-name="T9"/></text:p>
      <text:p text:style-name="P2" loext:marker-style-name="T8"><text:span text:style-name="T9">The CAIA AI Model Registry provides a centralized record of high-impact AI systems. </text:span><text:span text:style-name="T9"/></text:p>
      <text:p text:style-name="P2" loext:marker-style-name="T8"><text:span text:style-name="T9">Registry entries may include: </text:span><text:span text:style-name="T9"/></text:p>
      <text:p text:style-name="P2" loext:marker-style-name="T8"><text:span text:style-name="T9">• developer organization • model capabilities • deployment context • known limitations • safety evaluation status • version history </text:span><text:span text:style-name="T9"/></text:p>
      <text:p text:style-name="P2" loext:marker-style-name="T8"><text:span text:style-name="T9">The registry improves visibility into AI systems operating within the broader ecosystem. </text:span><text:span text:style-name="T9"/></text:p>
      <text:p text:style-name="P2" loext:marker-style-name="T2"><text:span text:style-name="T10">6. Certification Framework </text:span><text:span text:style-name="T11"/></text:p>
      <text:p text:style-name="P2" loext:marker-style-name="T8"><text:span text:style-name="T9">The CAIA Certification Framework introduces standardized evaluation categories for AI systems. </text:span><text:span text:style-name="T9"/></text:p>
      <text:p text:style-name="P2" loext:marker-style-name="T8"><text:span text:style-name="T9">These categories provide signals regarding transparency and safety evaluation status. </text:span><text:span text:style-name="T9"/></text:p>
      <text:p text:style-name="P2" loext:marker-style-name="T8"><text:span text:style-name="T9">Proposed certification levels include: </text:span><text:span text:style-name="T9"/></text:p>
      <text:p text:style-name="P2" loext:marker-style-name="T8"><text:span text:style-name="T9">CAIA Registered — baseline transparency disclosure CAIA Transparency Compliant — full documentation standards met CAIA Safety Reviewed — independent safety evaluation conducted CAIA Conditional Certification — restricted deployment environment CAIA Certification Suspended — certification revoked due to risk findings </text:span><text:span text:style-name="T9"/></text:p>
      <text:p text:style-name="P2" loext:marker-style-name="T8"><text:span text:style-name="T9">Certification enables organizations and institutions to make informed decisions when adopting AI systems. </text:span><text:span text:style-name="T9"/></text:p>
      <text:p text:style-name="P2" loext:marker-style-name="T2"><text:span text:style-name="T10">7. Incident Reporting and Investigation </text:span><text:span text:style-name="T11"/></text:p>
      <text:p text:style-name="P2" loext:marker-style-name="T8"><text:span text:style-name="T9">AI systems may occasionally produce harmful or unexpected outcomes. </text:span><text:span text:style-name="T9"/></text:p>
      <text:p text:style-name="P1" loext:marker-style-name="T1"/>
      <text:p text:style-name="P3" loext:marker-style-name="T12"><text:span text:style-name="T13">CAIA proposes a structured incident reporting and investigation system designed to improve accountability and learning. </text:span><text:span text:style-name="T14"/></text:p>
      <text:p text:style-name="P2" loext:marker-style-name="T12"><text:span text:style-name="T14">Key components include: </text:span><text:span text:style-name="T14"/></text:p>
      <text:p text:style-name="P2" loext:marker-style-name="T12"><text:span text:style-name="T14">• public incident reporting channels • independent investigation teams • transparent incident documentation • publication of safety findings </text:span><text:span text:style-name="T14"/></text:p>
      <text:p text:style-name="P2" loext:marker-style-name="T12"><text:span text:style-name="T14">The objective is continuous improvement rather than punitive enforcement. </text:span><text:span text:style-name="T14"/></text:p>
      <text:p text:style-name="P2" loext:marker-style-name="T2"><text:span text:style-name="T10">8. Funding and Institutional Independence </text:span><text:span text:style-name="T11"/></text:p>
      <text:p text:style-name="P2" loext:marker-style-name="T8"><text:span text:style-name="T9">Institutional independence is essential for maintaining credibility. </text:span><text:span text:style-name="T9"/></text:p>
      <text:p text:style-name="P2" loext:marker-style-name="T8"><text:span text:style-name="T9">CAIA may operate through diversified funding sources such as: </text:span><text:span text:style-name="T9"/></text:p>
      <text:p text:style-name="P2" loext:marker-style-name="T8"><text:span text:style-name="T9">• institutional membership contributions • philanthropic grants • research partnerships • public interest funding initiatives </text:span><text:span text:style-name="T9"/></text:p>
      <text:p text:style-name="P2" loext:marker-style-name="T8"><text:span text:style-name="T9">Transparency safeguards should ensure that no single entity exercises disproportionate influence over governance decisions. </text:span><text:span text:style-name="T9"/></text:p>
      <text:p text:style-name="P2" loext:marker-style-name="T2"><text:span text:style-name="T10">9. Implementation Strategy </text:span><text:span text:style-name="T11"/></text:p>
      <text:p text:style-name="P2" loext:marker-style-name="T8"><text:span text:style-name="T9">The CAIA framework may be implemented through a phased approach. </text:span><text:span text:style-name="T9"/></text:p>
      <text:p text:style-name="P2" loext:marker-style-name="T8"><text:span text:style-name="T9">Phase 1 — Founding charter and coalition building Phase 2 — Pilot AI model registry Phase 3 — Certification framework testing Phase 4 — Institutional adoption Phase 5 — international coordination </text:span><text:span text:style-name="T9"/></text:p>
      <text:p text:style-name="P1" loext:marker-style-name="T1"/>
      <text:p text:style-name="P3" loext:marker-style-name="T2"><text:span text:style-name="T4">10. Benefits of the CAIA Model </text:span><text:span text:style-name="T11"/></text:p>
      <text:p text:style-name="P2" loext:marker-style-name="T8"><text:span text:style-name="T9">Potential benefits include: </text:span><text:span text:style-name="T9"/></text:p>
      <text:p text:style-name="P2" loext:marker-style-name="T5"><text:span text:style-name="T6">Increased transparency </text:span><text:span text:style-name="T7"/></text:p>
      <text:p text:style-name="P2" loext:marker-style-name="T8"><text:span text:style-name="T9">A public registry improves visibility into AI systems affecting society. </text:span><text:span text:style-name="T9"/></text:p>
      <text:p text:style-name="P2" loext:marker-style-name="T5"><text:span text:style-name="T6">Improved safety evaluation </text:span><text:span text:style-name="T7"/></text:p>
      <text:p text:style-name="P2" loext:marker-style-name="T8"><text:span text:style-name="T9">Standardized certification processes encourage stronger safety practices. </text:span><text:span text:style-name="T9"/></text:p>
      <text:p text:style-name="P2" loext:marker-style-name="T5"><text:span text:style-name="T6">Institutional accountability </text:span><text:span text:style-name="T7"/></text:p>
      <text:p text:style-name="P2" loext:marker-style-name="T8"><text:span text:style-name="T9">Incident reporting mechanisms promote responsible deployment. </text:span><text:span text:style-name="T9"/></text:p>
      <text:p text:style-name="P2" loext:marker-style-name="T5"><text:span text:style-name="T6">Public trust </text:span><text:span text:style-name="T7"/></text:p>
      <text:p text:style-name="P2" loext:marker-style-name="T8"><text:span text:style-name="T9">Civilian representation strengthens public legitimacy. </text:span><text:span text:style-name="T9"/></text:p>
      <text:p text:style-name="P2" loext:marker-style-name="T2"><text:span text:style-name="T10">11. Limitations and Open Questions </text:span><text:span text:style-name="T11"/></text:p>
      <text:p text:style-name="P2" loext:marker-style-name="T8"><text:span text:style-name="T9">This proposal represents an early conceptual framework. </text:span><text:span text:style-name="T9"/></text:p>
      <text:p text:style-name="P2" loext:marker-style-name="T8"><text:span text:style-name="T9">Several open questions remain: </text:span><text:span text:style-name="T9"/></text:p>
      <text:p text:style-name="P2" loext:marker-style-name="T8"><text:span text:style-name="T9">• global governance coordination • maintaining institutional independence • adapting governance to rapidly evolving technologies </text:span><text:span text:style-name="T9"/></text:p>
      <text:p text:style-name="P2" loext:marker-style-name="T8"><text:span text:style-name="T9">Continued research and collaboration will be necessary. </text:span><text:span text:style-name="T9"/></text:p>
      <text:p text:style-name="P2" loext:marker-style-name="T2"><text:span text:style-name="T10">12. Conclusion </text:span><text:span text:style-name="T11"/></text:p>
      <text:p text:style-name="P2" loext:marker-style-name="T8"><text:span text:style-name="T9">Artificial intelligence will likely become one of the most influential technologies in human history. </text:span><text:span text:style-name="T9"/></text:p>
      <text:p text:style-name="P2" loext:marker-style-name="T12"><text:span text:style-name="T13">Technologies of this scale require governance frameworks that combine technical expertise, institutional coordination, and public accountability. </text:span><text:span text:style-name="T14"/></text:p>
      <text:p text:style-name="P2" loext:marker-style-name="T12"><text:span text:style-name="T14">The Civilian Authority for Artificial Intelligence represents one possible model for addressing these challenge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efault" style:family="paragraph">
      <style:paragraph-properties fo:text-align="left" style:justify-single-word="false"/>
      <style:text-properties fo:color="#000000" loext:opacity="100%" style:font-name="Arial" fo:font-family="Arial"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8T14:49:19.289071700</meta:creation-date>
    <dc:title>Untitled document</dc:title>
    <dc:date>2026-03-08T14:50:09.193647000</dc:date>
    <meta:editing-duration>PT50S</meta:editing-duration>
    <meta:editing-cycles>1</meta:editing-cycles>
    <meta:document-statistic meta:table-count="0" meta:image-count="0" meta:object-count="0" meta:page-count="8" meta:paragraph-count="110" meta:word-count="1189" meta:character-count="9820" meta:non-whitespace-character-count="8619"/>
    <meta:generator>LibreOffice/26.2.1.2$Windows_X86_64 LibreOffice_project/620$Build-2</meta:generator>
  </office:meta>
</office:document-meta>
</file>